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180" officeooo:paragraph-rsid="0005e180"/>
    </style:style>
    <style:style style:name="P2" style:family="paragraph" style:parent-style-name="Standard">
      <style:paragraph-properties fo:text-align="center" style:justify-single-word="false"/>
      <style:text-properties officeooo:rsid="0005e180" officeooo:paragraph-rsid="0005e180"/>
    </style:style>
    <style:style style:name="P3" style:family="paragraph" style:parent-style-name="Standard">
      <style:text-properties officeooo:rsid="00074da4" officeooo:paragraph-rsid="00074da4"/>
    </style:style>
    <style:style style:name="T1" style:family="text">
      <style:text-properties officeooo:rsid="00074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row functions</text:p>
      <text:p text:style-name="P2"/>
      <text:p text:style-name="P1"><text:tab/>Uma arrow function, <text:span text:style-name="T1">é uma função, escrita de uma forma mais simples, como</text:span> não possui um nome, portanto caso queiramos usar uma, precisamos inseri-la dentro de uma variável. O código fica assim: </text:p>
      <text:p text:style-name="P1"><text:tab/>const parOuImpar = (n) =&gt;{</text:p>
      <text:p text:style-name="P1"><text:tab/>return n %2;</text:p>
      <text:p text:style-name="P1">}</text:p>
      <text:p text:style-name="P1"><text:tab/>console.log(parOuImpar(3));</text:p>
      <text:p text:style-name="P1"/>
      <text:p text:style-name="P3"><text:tab/>Se a função só tem um parâmetro podemos remover os parênteses do argumento eu return. Se a expressão for pequena, pode até ser feita em uma linha sem prejudicar a linha do código;</text:p>
      <text:p text:style-name="P3"/>
      <text:p text:style-name="P3"><text:tab/>const raizQuadrada = (x) =&gt; { -------------------------- versão original</text:p>
      <text:p text:style-name="P3"><text:tab/>return x * x;</text:p>
      <text:p text:style-name="P3">}</text:p>
      <text:p text:style-name="P3"><text:tab/>const raizQuadrada2<text:tab/>= n =&gt; n*n; ---------------- versão simplificada</text:p>
      <text:p text:style-name="P3"/>
      <text:p text:style-name="P3">console.log(raizQuadrada(2)); ------------aqui vai ser exibido o número 4</text:p>
      <text:p text:style-name="P3">console.log(raizQuadrada(4))<text:tab/>; ------------aqui vai ser exibido o número 16</text:p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0:23:37.447000000</meta:creation-date>
    <dc:date>2023-01-15T11:16:03.389000000</dc:date>
    <meta:editing-duration>PT52M26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19" meta:character-count="765" meta:non-whitespace-character-count="651"/>
  </office:meta>
</office:document-meta>
</file>